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Mono" svg:font-family="'DejaVu Sans Mono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Preformatted_20_Text">
      <style:paragraph-properties fo:margin-left="0cm" fo:margin-right="0cm" fo:margin-top="0cm" fo:margin-bottom="0cm" fo:text-indent="0cm" style:auto-text-indent="false" fo:padding="0cm" fo:border="none"/>
      <style:text-properties style:font-name="DejaVu Sans Mono" fo:font-size="12pt"/>
    </style:style>
    <style:style style:name="P3" style:family="paragraph" style:parent-style-name="Preformatted_20_Text">
      <style:paragraph-properties fo:margin-top="0cm" fo:margin-bottom="0cm" fo:padding="0cm" fo:border="none"/>
      <style:text-properties style:font-name="DejaVu Sans Mono" fo:font-size="12pt"/>
    </style:style>
    <style:style style:name="T1" style:family="text">
      <style:text-properties style:font-name="DejaVu Sans Mono"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dicator Species Test results</text:p>
      <text:p text:style-name="P1">cluster number is = ?</text:p>
      <text:p text:style-name="P1"/>
      <text:p text:style-name="P1">MP with cover</text:p>
      <text:p text:style-name="P1"><text:bookmark text:name="rstudio_console_output"/><text:s text:c="24"/><text:span text:style-name="T1">cluster indicator_value probability</text:span></text:p>
      <text:p text:style-name="P3">hypnum.cupressiforme <text:s text:c="9"/>2 <text:s text:c="9"/>0.4206 <text:s text:c="6"/>0.001</text:p>
      <text:p text:style-name="P3">brachythecium.rutabulum <text:s text:c="6"/>3 <text:s text:c="9"/>0.6458 <text:s text:c="6"/>0.005</text:p>
      <text:p text:style-name="P3">atrichum.undulatum <text:s text:c="11"/>4 <text:s text:c="9"/>0.9924 <text:s text:c="6"/>0.039</text:p>
      <text:p text:style-name="Standard"/>
      <text:p text:style-name="Standard">MP only occure</text:p>
      <text:p text:style-name="Standard"/>
      <text:p text:style-name="P1"><text:bookmark text:name="rstudio_console_output1"/><text:s text:c="21"/><text:span text:style-name="T1">cluster indicator_value probability</text:span></text:p>
      <text:p text:style-name="P3">scleropodium.purum <text:s text:c="8"/>1 <text:s text:c="9"/>0.6667 <text:s text:c="6"/>0.012</text:p>
      <text:p text:style-name="P3">polytrichum.formosum <text:s text:c="6"/>1 <text:s text:c="9"/>0.3636 <text:s text:c="6"/>0.036</text:p>
      <text:p text:style-name="P3">ulota.crispa <text:s text:c="14"/>2 <text:s text:c="9"/>1.0000 <text:s text:c="6"/>0.010</text:p>
      <text:p text:style-name="P3">mnium.hornum <text:s text:c="14"/>2 <text:s text:c="9"/>0.7143 <text:s text:c="6"/>0.011</text:p>
      <text:p text:style-name="P3">x <text:s text:c="25"/>2 <text:s text:c="9"/>0.6897 <text:s text:c="6"/>0.023</text:p>
      <text:p text:style-name="P3">atrichum.undulatum <text:s text:c="8"/>4 <text:s text:c="9"/>0.5000 <text:s text:c="6"/>0.003</text:p>
      <text:p text:style-name="P3">herzogiella.seligeri <text:s text:c="6"/>5 <text:s text:c="9"/>1.0000 <text:s text:c="6"/>0.001</text:p>
      <text:p text:style-name="P3">plagiomnium.affine <text:s text:c="8"/>5 <text:s text:c="9"/>0.7500 <text:s text:c="6"/>0.030</text:p>
      <text:p text:style-name="P3">eurhynchium.striatum <text:s text:c="6"/>5 <text:s text:c="9"/>0.5217 <text:s text:c="6"/>0.037</text:p>
      <text:p text:style-name="Standard"/>
      <text:p text:style-name="Standard">MP with cover cleaned </text:p>
      <text:p text:style-name="P2"><text:bookmark text:name="rstudio_console_output2"/>cluster indicator_value probability</text:p>
      <text:p text:style-name="P3">rhytidiadelphus.squarrosus <text:s text:c="6"/>1 <text:s text:c="9"/>1.0000 <text:s text:c="6"/>0.001</text:p>
      <text:p text:style-name="P3">scleropodium.purum <text:s text:c="14"/>1 <text:s text:c="9"/>0.8846 <text:s text:c="6"/>0.011</text:p>
      <text:p text:style-name="P3">orthotrichum.affine <text:s text:c="13"/>2 <text:s text:c="9"/>0.9193 <text:s text:c="6"/>0.001</text:p>
      <text:p text:style-name="P3"/>
      <text:p text:style-name="P3">MP only occure cleaned</text:p>
      <text:p text:style-name="P3"/>
      <text:p text:style-name="P3"><text:bookmark text:name="rstudio_console_output3"/>cluster indicator_value probability</text:p>
      <text:p text:style-name="P3">scleropodium.purum <text:s text:c="11"/>1 <text:s text:c="9"/>0.8333 <text:s text:c="6"/>0.002</text:p>
      <text:p text:style-name="P3">dicranum.scoparium <text:s text:c="11"/>1 <text:s text:c="9"/>0.3571 <text:s text:c="6"/>0.024</text:p>
      <text:p text:style-name="P3">ulota.crispa <text:s text:c="17"/>2 <text:s text:c="9"/>1.0000 <text:s text:c="6"/>0.015</text:p>
      <text:p text:style-name="P3">x <text:s text:c="28"/>2 <text:s text:c="9"/>0.7317 <text:s text:c="6"/>0.042</text:p>
      <text:p text:style-name="P3">mnium.hornum <text:s text:c="17"/>2 <text:s text:c="9"/>0.7143 <text:s text:c="6"/>0.045</text:p>
      <text:p text:style-name="P3">ortho.dicranum.montanum <text:s text:c="6"/>2 <text:s text:c="9"/>0.5263 <text:s text:c="6"/>0.044</text:p>
      <text:p text:style-name="P3">plagiothecium.laetum <text:s text:c="9"/>3 <text:s text:c="9"/>1.0000 <text:s text:c="6"/>0.016</text:p>
      <text:p text:style-name="P3">atrichum.undulatum <text:s text:c="11"/>4 <text:s text:c="9"/>0.5000 <text:s text:c="6"/>0.009</text:p>
      <text:p text:style-name="P3">polytrichum.formosum <text:s text:c="9"/>4 <text:s text:c="9"/>0.4286 <text:s text:c="6"/>0.006</text:p>
      <text:p text:style-name="P3"/>
      <text:p text:style-name="Standard">SU cover</text:p>
      <text:p text:style-name="P1"><text:bookmark text:name="rstudio_console_output4"/><text:s text:c="2"/><text:span text:style-name="T1">cluster indicator_value probability</text:span></text:p>
      <text:p text:style-name="P3">hypnum.cupressiforme <text:s text:c="12"/>1 <text:s text:c="9"/>0.8957 <text:s text:c="6"/>0.001</text:p>
      <text:p text:style-name="P3">brachythecium.rutabulum <text:s text:c="9"/>1 <text:s text:c="9"/>0.5539 <text:s text:c="6"/>0.019</text:p>
      <text:p text:style-name="P3">atrichum.undulatum <text:s text:c="14"/>2 <text:s text:c="9"/>0.4091 <text:s text:c="6"/>0.003</text:p>
      <text:p text:style-name="P3">polytrichum.formosum <text:s text:c="12"/>2 <text:s text:c="9"/>0.3940 <text:s text:c="6"/>0.013</text:p>
      <text:p text:style-name="P3">rhytidiadelphus.squarrosus <text:s text:c="6"/>2 <text:s text:c="9"/>0.2271 <text:s text:c="6"/>0.032</text:p>
      <text:p text:style-name="Standard"/>
      <text:p text:style-name="Standard">SU only occure</text:p>
      <text:p text:style-name="P2"><text:bookmark text:name="rstudio_console_output5"/>cluster indicator_value probability</text:p>
      <text:p text:style-name="P3">hypnum.cupressiforme <text:s text:c="12"/>1 <text:s text:c="9"/>0.4074 <text:s text:c="6"/>0.005</text:p>
      <text:p text:style-name="P3"><text:soft-page-break/>ortho.dicranum.montanum <text:s text:c="9"/>1 <text:s text:c="9"/>0.3750 <text:s text:c="6"/>0.001</text:p>
      <text:p text:style-name="P3">polytrichum.formosum <text:s text:c="12"/>2 <text:s text:c="9"/>0.6364 <text:s text:c="6"/>0.001</text:p>
      <text:p text:style-name="P3">atrichum.undulatum <text:s text:c="14"/>2 <text:s text:c="9"/>0.4091 <text:s text:c="6"/>0.001</text:p>
      <text:p text:style-name="P3">dicranum.scoparium <text:s text:c="14"/>2 <text:s text:c="9"/>0.3158 <text:s text:c="6"/>0.007</text:p>
      <text:p text:style-name="P3">rhytidiadelphus.squarrosus <text:s text:c="6"/>2 <text:s text:c="9"/>0.2727 <text:s text:c="6"/>0.003</text:p>
      <text:p text:style-name="P3">scleropodium.purum <text:s text:c="14"/>2 <text:s text:c="9"/>0.2727 <text:s text:c="6"/>0.002</text:p>
      <text:p text:style-name="P3">brachythecium.rutabulum <text:s text:c="9"/>3 <text:s text:c="9"/>0.4660 <text:s text:c="6"/>0.001</text:p>
      <text:p text:style-name="P3">orthotrichum.affine <text:s text:c="13"/>3 <text:s text:c="9"/>0.3708 <text:s text:c="6"/>0.003</text:p>
      <text:p text:style-name="P3">x <text:s text:c="31"/>3 <text:s text:c="9"/>0.3333 <text:s text:c="6"/>0.001</text:p>
      <text:p text:style-name="Standard"/>
      <text:p text:style-name="Standard">SU cover cleaned</text:p>
      <text:p text:style-name="P2"><text:bookmark text:name="rstudio_console_output6"/>cluster indicator_value probability</text:p>
      <text:p text:style-name="P3">brachythecium.rutabulum <text:s text:c="6"/>1 <text:s text:c="9"/>0.9699 <text:s text:c="6"/>0.001</text:p>
      <text:p text:style-name="Standard"/>
      <text:p text:style-name="Standard">SU only occure cleand</text:p>
      <text:p text:style-name="P2"><text:bookmark text:name="rstudio_console_output7"/>cluster indicator_value probability</text:p>
      <text:p text:style-name="P3">polytrichum.formosum <text:s text:c="9"/>1 <text:s text:c="9"/>0.5600 <text:s text:c="6"/>0.001</text:p>
      <text:p text:style-name="P3">dicranum.scoparium <text:s text:c="11"/>1 <text:s text:c="9"/>0.4500 <text:s text:c="6"/>0.002</text:p>
      <text:p text:style-name="P3">atrichum.undulatum <text:s text:c="11"/>1 <text:s text:c="9"/>0.3600 <text:s text:c="6"/>0.002</text:p>
      <text:p text:style-name="P3">ortho.dicranum.montanum <text:s text:c="6"/>2 <text:s text:c="9"/>0.3077 <text:s text:c="6"/>0.006</text:p>
      <text:p text:style-name="P3">eurhynchium.striatum <text:s text:c="9"/>2 <text:s text:c="9"/>0.2252 <text:s text:c="6"/>0.018</text:p>
      <text:p text:style-name="P3">plagiothecium.laetum <text:s text:c="9"/>2 <text:s text:c="9"/>0.2000 <text:s text:c="6"/>0.016</text:p>
      <text:p text:style-name="P3">herzogiella.seligeri <text:s text:c="9"/>2 <text:s text:c="9"/>0.1667 <text:s text:c="6"/>0.037</text:p>
      <text:p text:style-name="P3">brachythecium.rutabulum <text:s text:c="6"/>3 <text:s text:c="9"/>0.5814 <text:s text:c="6"/>0.001</text:p>
      <text:p text:style-name="P3">x <text:s text:c="28"/>3 <text:s text:c="9"/>0.3750 <text:s text:c="6"/>0.003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Mono" svg:font-family="'DejaVu Sans Mono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12T14:59:47.23</meta:creation-date>
    <meta:document-statistic meta:table-count="0" meta:image-count="0" meta:object-count="0" meta:page-count="2" meta:paragraph-count="67" meta:word-count="255" meta:character-count="3426"/>
    <dc:date>2020-03-12T15:05:49.49</dc:date>
    <meta:editing-duration>PT6M2S</meta:editing-duration>
    <meta:editing-cycles>1</meta:editing-cycles>
    <meta:generator>OpenOffice/4.1.3$Win32 OpenOffice.org_project/413m1$Build-9783</meta:generator>
  </office:meta>
</office:document-meta>
</file>